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ilasa" svg:font-family="Kailasa, DDCUchen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0555in" style:line-height-at-least="0.3335in" fo:text-align="start" style:justify-single-word="false" fo:orphans="2" fo:widows="2" fo:text-indent="0in" style:auto-text-indent="false" fo:padding="0in" fo:border="none"/>
      <style:text-properties fo:font-variant="normal" fo:text-transform="none" fo:color="#5f5f5f" fo:letter-spacing="normal" style:font-name-complex="Kailasa" style:font-size-complex="16pt" style:font-style-complex="normal" style:font-weight-complex="normal"/>
    </style:style>
    <style:style style:name="P2" style:family="paragraph" style:parent-style-name="Text_20_body">
      <style:paragraph-properties fo:margin-left="0in" fo:margin-right="0in" fo:margin-top="0in" fo:margin-bottom="0.0417in" style:line-height-at-least="0.3335in" fo:text-align="start" style:justify-single-word="false" fo:orphans="2" fo:widows="2" fo:text-indent="0in" style:auto-text-indent="false" fo:padding="0in" fo:border="none"/>
      <style:text-properties fo:font-variant="normal" fo:text-transform="none" fo:color="#5f5f5f" fo:letter-spacing="normal" style:font-name-complex="Kailasa" style:font-size-complex="16pt" style:font-style-complex="normal" style:font-weight-complex="normal"/>
    </style:style>
    <style:style style:name="P3" style:family="paragraph" style:parent-style-name="Text_20_body">
      <style:paragraph-properties fo:margin-left="0in" fo:margin-right="0in" fo:margin-top="0in" fo:margin-bottom="0.0417in" style:line-height-at-least="0.3335in" fo:text-align="start" style:justify-single-word="false" fo:orphans="2" fo:widows="2" fo:text-indent="0in" style:auto-text-indent="false" fo:padding="0in" fo:border="none"/>
      <style:text-properties fo:font-variant="normal" fo:text-transform="none" fo:color="#5f5f5f" fo:letter-spacing="normal"/>
    </style:style>
    <style:style style:name="P4" style:family="paragraph" style:parent-style-name="Text_20_body">
      <style:paragraph-properties fo:margin-left="0in" fo:margin-right="0in" fo:margin-top="0in" fo:margin-bottom="0.0835in" style:line-height-at-least="0.198in" fo:text-align="start" style:justify-single-word="false" fo:orphans="2" fo:widows="2" fo:text-indent="0in" style:auto-text-indent="false" fo:padding="0in" fo:border="none"/>
      <style:text-properties fo:font-variant="normal" fo:text-transform="none" fo:color="#5f5f5f" fo:letter-spacing="normal"/>
    </style:style>
    <style:style style:name="P5" style:family="paragraph" style:parent-style-name="Text_20_body">
      <style:paragraph-properties fo:margin-left="0in" fo:margin-right="0in" fo:margin-top="0in" fo:margin-bottom="0in" style:line-height-at-least="0.25in" fo:text-align="start" style:justify-single-word="false" fo:orphans="2" fo:widows="2" fo:text-indent="0in" style:auto-text-indent="false" fo:padding="0in" fo:border="none"/>
      <style:text-properties fo:font-variant="normal" fo:text-transform="none" fo:color="#5f5f5f" fo:letter-spacing="normal" style:font-name-complex="Kailasa" style:font-size-complex="10.5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༄༅། །དོན་རྣམ་པར་ངེས་པ་ཤེས་རབ་རལ་གྲི་བཞུགས་སོ། །</text:p>
      <text:p text:style-name="P2">གྲུབ་མཐའ་འཁྲུལ་པ་ལྡན་པ་མིན། །</text:p>
      <text:p text:style-name="P2">ནོར་བ་ཐམས་ཅད་རྣམ་པར་སྤངས། །</text:p>
      <text:p text:style-name="P2">དོན་གསུམ་ཐེ་ཚོམ་མེད་པའི་བློ། །</text:p>
      <text:p text:style-name="P2">འཇམ་དཔལ་མཁྱེན་པའི་གཏེར་ལ་འདུད། ། ༡</text:p>
      <text:p text:style-name="P3"> </text:p>
      <text:p text:style-name="P2">ཟབ་ཅིང་རྒྱ་ཆེ་རྟོགས་དཀའ་བ། །</text:p>
      <text:p text:style-name="P2">བདེ་གཤེགས་བསྟན་པའི་བདུད་རྩི་ནི། །</text:p>
      <text:p text:style-name="P2">གང་གིས་མྱང་བར་འདོད་པ་ལ། །</text:p>
      <text:p text:style-name="P2">བློ་གྲོས་སྣང་བ་རྣམ་པར་སྦྱིན། ། ༢</text:p>
      <text:p text:style-name="P3"> </text:p>
      <text:p text:style-name="P2">སངས་རྒྱས་རྣམས་ཀྱིས་ཆོས་བསྟན་པ། །</text:p>
      <text:p text:style-name="P2">བདེན་པ་གཉིས་ལ་ཡང་དག་བརྟེན། །</text:p>
      <text:p text:style-name="P2">འཇིག་རྟེན་ཀུན་རྫོབ་བདེན་པ་དང༌། །</text:p>
      <text:p text:style-name="P2">དམ་པའི་དོན་གྱི་བདེན་པའོ། ། ༣</text:p>
      <text:p text:style-name="P3"> </text:p>
      <text:p text:style-name="P2">བདེན་པ་གཉིས་ཀྱི་རང་བཞིན་ལ། །</text:p>
      <text:p text:style-name="P2">མ་ནོར་ངེས་པའི་བློས་འཇུག་ན། །</text:p>
      <text:p text:style-name="P2">དྲི་མེད་ཚད་མ་རྣམ་གཉིས་ཀྱི། །</text:p>
      <text:p text:style-name="P2">མིག་བཟང་མཆོག་ཏུ་བསྒྲུབ་པར་བྱ། ། ༤</text:p>
      <text:p text:style-name="P3"> </text:p>
      <text:p text:style-name="P2">ཇི་ལྟར་སྣང་བ་འདི་དག་ནི། །</text:p>
      <text:p text:style-name="P2"><text:soft-page-break/>རྟེན་ཅིང་འབྲེལ་འབྱུང་ཚུལ་གྱིས་སྐྱེ། །</text:p>
      <text:p text:style-name="P2">ལྟོས་པ་མེད་གང་ནམ་མཁའ་ཡི། །</text:p>
      <text:p text:style-name="P2">པདྨོ་བཞིན་དུ་སྣང་མི་འགྱུར། ། ༥</text:p>
      <text:p text:style-name="P3"> </text:p>
      <text:p text:style-name="P2">རྒྱུ་ཡི་ཚོགས་པ་ཚངས་བས་ནི། །</text:p>
      <text:p text:style-name="P2">འབྲས་བུ་སྐྱེད་པའི་བྱ་བ་བྱེད། །</text:p>
      <text:p text:style-name="P2">ཇི་སྙེད་འབྲས་བུའི་བདག་ཉིད་ཀུན། །</text:p>
      <text:p text:style-name="P2">རང་རང་རྒྱུ་ལ་ལྟོས་པ་ཉིད། ། ༦</text:p>
      <text:p text:style-name="P3"> </text:p>
      <text:p text:style-name="P2">དེས་ན་རྒྱུ་དང་འབྲས་བུ་དག །</text:p>
      <text:p text:style-name="P2">གནས་དང་གནས་མིན་ཚུལ་ཤེས་པས། །</text:p>
      <text:p text:style-name="P2">འཇུག་དང་ལྡོག་པར་བྱེད་པས་ན། །</text:p>
      <text:p text:style-name="P2">བཟོ་སོགས་དང་ནི་གྲུབ་པའི་མཐའ། ། ༧</text:p>
      <text:p text:style-name="P3"> </text:p>
      <text:p text:style-name="P2">ཀུན་ཀྱང་དེ་ཡི་རྩ་བ་ཅན། །</text:p>
      <text:p text:style-name="P2">དེ་ཕྱིར་དེས་ནི་འཇིག་རྟེན་དང༌། །</text:p>
      <text:p text:style-name="P2">འཇིག་རྟེན་འདས་པའི་བསླབ་བྱ་བསྡུས། །</text:p>
      <text:p text:style-name="P2">རྟེན་འབྱུང་ཚུལ་གྱིས་གང་སྐྱེས་པའི། ། ༨</text:p>
      <text:p text:style-name="P3"> </text:p>
      <text:p text:style-name="P2">ཆོས་ཀུན་རང་རང་ངོ་བོ་ཡིས། །</text:p>
      <text:p text:style-name="P2">ཐུན་མིན་གནས་པའི་མཚན་ཉིད་ཅན། །</text:p>
      <text:p text:style-name="P2">སྲ་གཤེར་དྲོ་སོགས་ཐ་སྙད་ཀྱི། །</text:p>
      <text:p text:style-name="P2"><text:soft-page-break/>ཆོས་ཉིད་འདི་ལ་བསྙོན་དུ་མེད། ། ༩</text:p>
      <text:p text:style-name="P3"> </text:p>
      <text:p text:style-name="P2">ཆོས་གཅིག་ལ་ཡང་ཆོས་སྣ་ཚོགས། །</text:p>
      <text:p text:style-name="P2">སྒྲུབ་དང་སེལ་བའི་ཐ་སྙད་ཀྱི། །</text:p>
      <text:p text:style-name="P2">རྣམ་གཞག་ཤིན་ཏུ་མཐའ་ཡས་དོན། །</text:p>
      <text:p text:style-name="P2">རང་རང་ངོ་བོ་ཉིད་ཀྱིས་གནས། ། ༡༠</text:p>
      <text:p text:style-name="P3"> </text:p>
      <text:p text:style-name="P2">མངོན་སུམ་གྱིས་ནི་ཡོངས་བཟུང་དོན། །</text:p>
      <text:p text:style-name="P2">གང་ལ་ལྡོག་པའི་སྒོ་ནས་ནི། །</text:p>
      <text:p text:style-name="P2">རྣམ་བཏགས་ཐ་དད་ལྟ་བུའི་ཆོས། །</text:p>
      <text:p text:style-name="P2">རྟོག་བཅས་ཡིད་ཀྱིས་ཕྱེ་ཞིང་སྦྱོར། ། ༡༡</text:p>
      <text:p text:style-name="P3"> </text:p>
      <text:p text:style-name="P2">དངོས་པོའི་རྫས་དང་ལྡོག་པས་བཏགས། །</text:p>
      <text:p text:style-name="P2">རྣམ་པ་གཉིས་ཀྱི་ཚུལ་ལས་ནི། །</text:p>
      <text:p text:style-name="P2">ཤེས་བྱ་རྣམས་ཀྱང་རྟོགས་བྱ་སྟེ། །</text:p>
      <text:p text:style-name="P2">དེ་ལས་སྤྲོས་པའི་རྣམ་གཞག་མང༌། ། ༡༢</text:p>
      <text:p text:style-name="P3"> </text:p>
      <text:p text:style-name="P2">དེ་ལྟར་རྒྱུ་འབྲས་ངོ་བོའི་ཆོས། །</text:p>
      <text:p text:style-name="P2">ཡང་དག་ཉིད་དུ་རྣམ་བརྟགས་ན། །</text:p>
      <text:p text:style-name="P2">སྐྱེད་པར་བྱེད་པ་མི་དམིགས་ཤིང༌། །</text:p>
      <text:p text:style-name="P2">ལྟོས་ནས་སྐྱེ་བ་དག་ཀྱང་མེད། ། ༡༣</text:p>
      <text:p text:style-name="P3"> </text:p>
      <text:p text:style-name="P2"><text:soft-page-break/>རང་རང་ངོ་བོར་སྣང་བ་ཡང༌། །</text:p>
      <text:p text:style-name="P2">ངོ་བོ་ཉིད་ཀྱིས་སྟོང་པ་ནི། །</text:p>
      <text:p text:style-name="P2">རྣམ་ཐར་གསུམ་ལྡན་ཆོས་ཀྱི་དབྱིངས། །</text:p>
      <text:p text:style-name="P2">དོན་དམ་པ་ཡི་ཆོས་ཉིད་དོ། ། ༡༤</text:p>
      <text:p text:style-name="P3"> </text:p>
      <text:p text:style-name="P2">བྱ་བ་བྱེད་དང་ལྟོས་པ་ཡང༌། །</text:p>
      <text:p text:style-name="P2">དངོས་པོའི་ཆོས་ཉིད་ཡིན་པས་ན། །</text:p>
      <text:p text:style-name="P2">རིགས་པའི་མཐའ་ནི་ཆོས་ཉིད་ལ། །</text:p>
      <text:p text:style-name="P2">ཐུག་ནས་རྒྱུ་མཚན་འཚོལ་དུ་མེད། ། ༡༥</text:p>
      <text:p text:style-name="P3"> </text:p>
      <text:p text:style-name="P2">དེ་ལྟར་བདེན་གཉིས་ཆོས་ཉིད་ལ། །</text:p>
      <text:p text:style-name="P2">རྗེས་སུ་མཐུན་པར་གང་གཞལ་བ། །</text:p>
      <text:p text:style-name="P2">དངོས་པོའི་སྟོབས་ལས་གྲུབ་པས་ན། །</text:p>
      <text:p text:style-name="P2">འཐད་པ་སྒྲུབ་པའི་རིགས་པ་ཡིན། ། ༡༦</text:p>
      <text:p text:style-name="P3"> </text:p>
      <text:p text:style-name="P2">ཇི་ལྟར་སྣང་དང་ཇི་ལྟར་གནས། །</text:p>
      <text:p text:style-name="P2">རང་གི་ངོ་བོ་མངོན་སུམ་མམ། །</text:p>
      <text:p text:style-name="P2">མངོན་པར་སྣང་བ་ལ་བརྟེན་ནས། །</text:p>
      <text:p text:style-name="P2">མི་བསླུ་གཞན་ལ་རྗེས་སུ་དཔག ། ༡༧</text:p>
      <text:p text:style-name="P3"> </text:p>
      <text:p text:style-name="P2">མངོན་སུམ་ཉིད་ན་རྣམ་པ་བཞི། །</text:p>
      <text:p text:style-name="P2">མ་འཁྲུལ་དབང་པོ་ཡིད་རང་རིག །</text:p>
      <text:p text:style-name="P2"><text:soft-page-break/>རྣལ་འབྱོར་དང་བཅས་དེ་ཡི་ཡུལ། །</text:p>
      <text:p text:style-name="P2">རང་མཚན་སྣང་ཕྱིར་རྟོག་མེད་པའོ། ། ༡༨</text:p>
      <text:p text:style-name="P3"> </text:p>
      <text:p text:style-name="P2">གལ་ཏེ་མངོན་སུམ་མེད་པ་ན། །</text:p>
      <text:p text:style-name="P2">རྟགས་མེད་དེ་ཕྱིར་རྗེས་དཔག་མེད། །</text:p>
      <text:p text:style-name="P2">རྒྱུ་ལས་སྐྱེ་དང་དེ་འགག་སོགས། །</text:p>
      <text:p text:style-name="P2">སྣང་ཚོད་འདི་ཀུན་མི་སྲིད་ལ། ། ༡༩</text:p>
      <text:p text:style-name="P3"> </text:p>
      <text:p text:style-name="P2">དེ་ལྟ་ན་ནི་དེ་ཉིད་ཀྱི། །</text:p>
      <text:p text:style-name="P2">སྟོང་སོགས་གང་ལ་བརྟེན་ནས་ཤེས། །</text:p>
      <text:p text:style-name="P2">ཐ་སྙད་ལ་ནི་མ་བརྟེན་པར། །</text:p>
      <text:p text:style-name="P2">དམ་པའི་དོན་ནི་རྟོགས་མི་འགྱུར། ། ༢༠</text:p>
      <text:p text:style-name="P3"> </text:p>
      <text:p text:style-name="P2">དབང་ལྔ་ལས་སྐྱེས་བློ་གང་གིས། །</text:p>
      <text:p text:style-name="P2">རང་ཡུལ་གསལ་བར་ཉམས་མྱོང་བ། །</text:p>
      <text:p text:style-name="P2">དབང་པོའི་མངོན་སུམ་དེ་མེད་ན། །</text:p>
      <text:p text:style-name="P2">ལོང་སོགས་བཞིན་དུ་དོན་མི་མཐོང༌། ། ༢༡</text:p>
      <text:p text:style-name="P3"> </text:p>
      <text:p text:style-name="P2">ཡིད་དབང་ལས་སྐྱེས་ཕྱི་ནང་ཡུལ། །</text:p>
      <text:p text:style-name="P2">གསལ་བར་གཅོད་པ་ཡིད་མངོན་སུམ། །</text:p>
      <text:p text:style-name="P2">དེ་མེད་ཆོས་ཀུན་ཐུན་མོང་དུ། །</text:p>
      <text:p text:style-name="P2">ཤེས་པའི་རྣམ་རིག་མེད་པར་འགྱུར། ། ༢༢</text:p>
      <text:p text:style-name="P3"><text:soft-page-break/> </text:p>
      <text:p text:style-name="P2">ལུང་བཞིན་ལེགས་པར་བསྒོམས་པ་ཡི། །</text:p>
      <text:p text:style-name="P2">མཐར་ཐུག་རང་ཡུལ་གསལ་མྱོང་བ། །</text:p>
      <text:p text:style-name="P2">རྣལ་འབྱོར་མངོན་སུམ་དེ་མེད་ན། །</text:p>
      <text:p text:style-name="P2">ཕལ་པའི་ཡུལ་འདས་དོན་མི་མཐོང༌། ། ༢༣</text:p>
      <text:p text:style-name="P3"> </text:p>
      <text:p text:style-name="P2">མངོན་སུམ་མྱོང་བས་གཟུགས་ལ་ནི། །</text:p>
      <text:p text:style-name="P2">སྒྲོ་འདོགས་གཅོད་པ་ཇི་ལྟ་བ། །</text:p>
      <text:p text:style-name="P2">རང་སེམས་ལ་ཡང་དེ་ཡོད་ན། །</text:p>
      <text:p text:style-name="P2">དེ་ཤེས་གཞན་ཡོད་ཐུག་མེད་འགྱུར། ། ༢༤</text:p>
      <text:p text:style-name="P3"> </text:p>
      <text:p text:style-name="P2">དེ་ཕྱིར་གསལ་རིག་ངོ་བོ་ཡིས། །</text:p>
      <text:p text:style-name="P2">ཡུལ་ཤེས་བཞིན་དུ་རང་ཉིད་ཀྱང༌། །</text:p>
      <text:p text:style-name="P2">ལྟོས་པ་མེད་པར་རང་གསལ་བ། །</text:p>
      <text:p text:style-name="P2">འདི་ལ་རང་རིག་ཅེས་སུ་བརྗོད། ། ༢༥</text:p>
      <text:p text:style-name="P3"> </text:p>
      <text:p text:style-name="P2">མངོན་སུམ་གཞན་གྱིས་ཉམས་མྱོང་གང༌། །</text:p>
      <text:p text:style-name="P2">མངོན་སུམ་ཉིད་དུ་ངེས་བྱེད་པ། །</text:p>
      <text:p text:style-name="P2">རང་རིག་ལས་ཡིན་དེ་མེད་ན། །</text:p>
      <text:p text:style-name="P2">ཚུལ་གཞན་གང་གིས་འགྲུབ་མི་འགྱུར། ། ༢༦</text:p>
      <text:p text:style-name="P3"> </text:p>
      <text:p text:style-name="P2">རྗེས་དཔག་མངོན་སུམ་རྩ་བ་ཅན། །</text:p>
      <text:p text:style-name="P2"><text:soft-page-break/>མངོན་སུམ་རང་རིག་ཉིད་ཀྱིས་ངེས། །</text:p>
      <text:p text:style-name="P2">མ་འཁྲུལ་བློ་ཡི་ཉམས་མྱོང་ལ། །</text:p>
      <text:p text:style-name="P2">ཐུག་ནས་སྒྲུབ་བྱེད་གཞན་དུ་མེད། ། ༢༧</text:p>
      <text:p text:style-name="P3"> </text:p>
      <text:p text:style-name="P2">དེ་ཕྱིར་རྟོག་བྲལ་མ་འཁྲུལ་པའི། །</text:p>
      <text:p text:style-name="P2">མངོན་སུམ་དག་ལ་བརྟེན་ནས་སུ། །</text:p>
      <text:p text:style-name="P2">མངོན་དུ་གྱུར་པའི་ཆོས་རྣམས་ལ། །</text:p>
      <text:p text:style-name="P2">སྒྲོ་འདོགས་རྣམ་པར་སེལ་བར་བྱེད། ། ༢༨</text:p>
      <text:p text:style-name="P3"> </text:p>
      <text:p text:style-name="P2">ཡུལ་རྣམས་དོན་གྱི་སྤྱི་བཟུང་ནས། །</text:p>
      <text:p text:style-name="P2">མིང་དང་བསྲེས་ཏེ་རྟོག་བྱེད་པ། །</text:p>
      <text:p text:style-name="P2">རྟོག་བཅས་ཡིད་ཡིན་དེ་དག་གིས། །</text:p>
      <text:p text:style-name="P2">ཐ་སྙད་སྣ་ཚོགས་རྒྱས་པར་བྱེད། ། ༢༩</text:p>
      <text:p text:style-name="P3"> </text:p>
      <text:p text:style-name="P2">བརྡ་མི་ཤེས་པའི་སྐྱེ་བོས་ཀྱང༌། །</text:p>
      <text:p text:style-name="P2">བློ་ལ་དོན་གྱི་སྤྱི་སྣང་བ། །</text:p>
      <text:p text:style-name="P2">མིང་དང་འདྲེས་རུང་རྟོག་པ་དེས། །</text:p>
      <text:p text:style-name="P2">དོན་ལ་འཇུག་ལྡོག་བྱེད་པ་ཡིན། ། ༣༠</text:p>
      <text:p text:style-name="P3"> </text:p>
      <text:p text:style-name="P2">རྟོག་བཅས་ཡིད་ནི་མེད་པ་ན། །</text:p>
      <text:p text:style-name="P2">དགག་སྒྲུབ་ཐ་སྙད་ཀུན་མེད་ཕྱིར། །</text:p>
      <text:p text:style-name="P2">རྗེས་སུ་དཔག་དང་བསླབ་པའི་གནས། །</text:p>
      <text:p text:style-name="P2"><text:soft-page-break/>གང་ཡང་བསྟན་པར་མི་ནུས་སོ། ། ༣༡</text:p>
      <text:p text:style-name="P3"> </text:p>
      <text:p text:style-name="P2">རྟོག་པས་མ་འོངས་དོན་གཉེར་སོགས། །</text:p>
      <text:p text:style-name="P2">མངོན་གྱུར་མིན་པའང་འཇལ་ཞིང་སྒྲུབ། །</text:p>
      <text:p text:style-name="P2">རྟོག་བཅས་རྗེས་དཔག་མེད་གྱུར་ན། །</text:p>
      <text:p text:style-name="P2">ཐམས་ཅད་བཙས་མ་ཐག་བཞིན་འགྱུར། ། ༣༢</text:p>
      <text:p text:style-name="P3"> </text:p>
      <text:p text:style-name="P2">གང་ལ་བརྟེན་ནས་གང་གོ་ནུས། །</text:p>
      <text:p text:style-name="P2">རྟགས་ཡིན་དེ་ཡང་ཕྱོགས་ཆོས་དང༌། །</text:p>
      <text:p text:style-name="P2">རྗེས་འགྲོ་ལྡོག་པའི་ཁྱབ་པ་སྟེ། །</text:p>
      <text:p text:style-name="P2">ཚུལ་གསུམ་ཚང་ན་འཁྲུལ་པ་མེད། ། ༣༣</text:p>
      <text:p text:style-name="P3"> </text:p>
      <text:p text:style-name="P2">མངོན་རྗེས་ཚད་མས་གཏན་ཕབ་པའི། །</text:p>
      <text:p text:style-name="P2">རྟགས་ལས་ལྐོག་ཏུ་གྱུར་པ་འགའ། །</text:p>
      <text:p text:style-name="P2">རྗེས་སུ་དཔོག་པར་བྱེད་པ་ཡང༌། །</text:p>
      <text:p text:style-name="P2">འབྲེལ་བའི་དབང་གིས་བསྒྲུབ་བྱ་གང༌། ། ༣༤</text:p>
      <text:p text:style-name="P3"> </text:p>
      <text:p text:style-name="P2">འགྲུབ་པ་འབྲས་དང་རང་བཞིན་རྟགས། །</text:p>
      <text:p text:style-name="P2">མི་དམིགས་པའམ་འགལ་དམིགས་པས། །</text:p>
      <text:p text:style-name="P2">དགག་བྱ་འགོག་པ་མ་དམིགས་རྟགས། །</text:p>
      <text:p text:style-name="P2">དེ་ལྟར་རྟགས་གསུམ་དག་ཏུ་གནས། ། ༣༥</text:p>
      <text:p text:style-name="P3"> </text:p>
      <text:p text:style-name="P2"><text:soft-page-break/>ཡང་དག་ཏུ་ན་སྣང་བ་ཀུན། །</text:p>
      <text:p text:style-name="P2">ཡེ་ནས་མཉམ་པ་ཉིད་ཕྱིར་དང༌། །</text:p>
      <text:p text:style-name="P2">རྒྱུད་དག་པ་ན་དག་མཐོང་བས། །</text:p>
      <text:p text:style-name="P2">དག་པའི་རང་བཞིན་ཅན་དུ་གནས། ། ༣༦</text:p>
      <text:p text:style-name="P3"> </text:p>
      <text:p text:style-name="P2">དངོས་པོ་བརྟེན་ནས་སྐྱེ་བ་སྟེ། །</text:p>
      <text:p text:style-name="P2">དངོས་མེད་བརྟེན་ནས་བཏགས་པ་ཡིན། །</text:p>
      <text:p text:style-name="P2">དེ་ཕྱིར་དངོས་དང་དངོས་མེད་པ། །</text:p>
      <text:p text:style-name="P2">རང་གི་ངོ་བོ་ཉིད་ཀྱིས་སྟོང༌། ། ༣༧</text:p>
      <text:p text:style-name="P3"> </text:p>
      <text:p text:style-name="P2">གནས་ལུགས་དོན་ལ་སྟོང་གཞི་དང༌། །</text:p>
      <text:p text:style-name="P2">སྟོང་པ་ཐ་དད་དུ་མེད་པས། །</text:p>
      <text:p text:style-name="P2">སྣང་སྟོང་དབྱེར་མེད་བརྗོད་དང་བྲལ། །</text:p>
      <text:p text:style-name="P2">སོ་སོ་རང་གིས་རིག་བྱའོ། ། ༣༨</text:p>
      <text:p text:style-name="P3"> </text:p>
      <text:p text:style-name="P2">སྒྲུབ་པའི་རྣམ་པ་ཇི་སྙེད་པ། །</text:p>
      <text:p text:style-name="P2">ཡོད་དང་ཡིན་པར་སྒྲུབ་ལ་འདུ། །</text:p>
      <text:p text:style-name="P2">དགག་པའི་རྣམ་པ་ཇི་སྙེད་པ། །</text:p>
      <text:p text:style-name="P2">མེད་དང་མ་ཡིན་དགག་པས་བསྡུས། ། ༣༩</text:p>
      <text:p text:style-name="P3"> </text:p>
      <text:p text:style-name="P2">ཚད་མ་ལ་བརྟེན་དགག་སྒྲུབ་ཀྱི། །</text:p>
      <text:p text:style-name="P2">རྣམ་གཞག་ཚུལ་བཞིན་ངེས་བྱས་ནས། །</text:p>
      <text:p text:style-name="P2"><text:soft-page-break/>གཞན་ལའང་རིགས་པ་དང་མཐུན་པར། །</text:p>
      <text:p text:style-name="P2">སྒྲུབ་དང་སུན་འབྱིན་སྨྲ་བར་བྱེད། ། ༤༠</text:p>
      <text:p text:style-name="P3"> </text:p>
      <text:p text:style-name="P2">སུན་འབྱིན་ལ་ནི་ཚུལ་གསུམ་པའི། །</text:p>
      <text:p text:style-name="P2">གཏན་ཚིགས་རང་རྒྱུད་འགོད་པ་དང༌། །</text:p>
      <text:p text:style-name="P2">ཕ་རོལ་ཁས་བླངས་ལ་བརྟེན་ནས། །</text:p>
      <text:p text:style-name="P2">ཐལ་བའི་ངག་གིས་སུན་འབྱིན་པའོ། ། ༤༡</text:p>
      <text:p text:style-name="P3"> </text:p>
      <text:p text:style-name="P2">ཐ་སྙད་ལ་ཡང་གནས་སྣང་དག །</text:p>
      <text:p text:style-name="P2">མི་མཐུན་སྣང་བ་ཡོད་པའི་ཕྱིར། །</text:p>
      <text:p text:style-name="P2">མ་དག་ཚུ་རོལ་མཐོང་བ་དང༌། །</text:p>
      <text:p text:style-name="P2">དག་པའི་གཟིགས་པ་ལ་བརྟེན་པའི། ། ༤༢</text:p>
      <text:p text:style-name="P3"> </text:p>
      <text:p text:style-name="P2">ཀུན་ཏུ་ཐ་སྙད་ཚད་མ་གཉིས། །</text:p>
      <text:p text:style-name="P2">མི་དང་ལྷ་ཡི་མིག་བཞིན་ནོ། །</text:p>
      <text:p text:style-name="P2">དེ་གཉིས་ཀྱི་ནི་ཁྱད་པར་ཡང༌། །</text:p>
      <text:p text:style-name="P2">ངོ་བོ་རྒྱུ་འབྲས་ལས་ཀྱིས་དབྱེ། ། ༤༣</text:p>
      <text:p text:style-name="P3"> </text:p>
      <text:p text:style-name="P2">ཉི་ཚེའི་དོན་ལ་མི་བསླུའི་བློ། །</text:p>
      <text:p text:style-name="P2">རང་ཡུལ་ཚུལ་བཞིན་བཟུང་ལས་སྐྱེ། །</text:p>
      <text:p text:style-name="P2">ཚུར་མཐོང་ཡུལ་ལ་སྒྲོ་འདོགས་སེལ། །</text:p>
      <text:p text:style-name="P2">སྐབས་དོན་ཡོངས་སུ་འཛིན་པའོ། ། ༤༤</text:p>
      <text:p text:style-name="P3"><text:soft-page-break/> </text:p>
      <text:p text:style-name="P2">རྒྱ་ཆེ་བ་ཡི་ཡེ་ཤེས་ནི། །</text:p>
      <text:p text:style-name="P2">ཇི་ལྟའི་ཆོས་ཉིད་དམིགས་ལས་སྐྱེ། །</text:p>
      <text:p text:style-name="P2">བསམ་མི་ཁྱབ་ཡུལ་སྒྲོ་འདོགས་སེལ། །</text:p>
      <text:p text:style-name="P2">ཇི་སྙེད་མཁྱེན་པའི་འབྲས་ཅན་ནོ། ། ༤༥</text:p>
      <text:p text:style-name="P3"> </text:p>
      <text:p text:style-name="P2">དོན་དམ་ལ་ཡང་རྣམ་གྲངས་དང༌། །</text:p>
      <text:p text:style-name="P2">རྣམ་གྲངས་མིན་པའི་ཚུལ་གཉིས་ཀྱིས། །</text:p>
      <text:p text:style-name="P2">དེ་འཇལ་དོན་དམ་དཔྱོད་བྱེད་ཀྱི། །</text:p>
      <text:p text:style-name="P2">ཚད་མ་དེ་ཡང་གཉིས་སུ་འགྱུར། ། ༤༦</text:p>
      <text:p text:style-name="P3"> </text:p>
      <text:p text:style-name="P2">སྔ་མ་ལ་བརྟེན་ཕྱི་མར་འཇུག །</text:p>
      <text:p text:style-name="P2">མིག་སྐྱོན་དག་པའི་ཚུལ་བཞིན་དུ། །</text:p>
      <text:p text:style-name="P2">ཚད་མའི་མིག་ནི་རྣམ་སྦྱངས་ཏེ། །</text:p>
      <text:p text:style-name="P2">དག་དང་མཉམ་པའི་དོན་མཐོང་བྱ། ། ༤༧</text:p>
      <text:p text:style-name="P3"> </text:p>
      <text:p text:style-name="P2">རྟོག་པ་མེད་དང་རྟོག་བཅས་སེམས། །</text:p>
      <text:p text:style-name="P2">ཟླ་གཉིས་རྨི་ལམ་ཐག་སྦྲུལ་བཞིན། །</text:p>
      <text:p text:style-name="P2">འཁྲུལ་དང་མ་འཁྲུལ་ཆ་ཡོད་ཕྱིར། །</text:p>
      <text:p text:style-name="P2">ཚད་མ་ཚད་མིན་རྣམ་གཞག་གྲུབ། ། ༤༨</text:p>
      <text:p text:style-name="P3"> </text:p>
      <text:p text:style-name="P2">ཚད་མ་ཚད་མིན་མེད་གྱུར་ན། །</text:p>
      <text:p text:style-name="P2"><text:soft-page-break/>འཁྲུལ་ཕྱིར་རྫུན་དང་མ་འཁྲུལ་བདེན། །</text:p>
      <text:p text:style-name="P2">རྣམ་དབྱེ་གཏན་ནས་མི་སྲིད་པས། །</text:p>
      <text:p text:style-name="P2">གྲུབ་པའི་མཐའ་ནི་ཡོད་མི་སྲིད། ། ༤༩</text:p>
      <text:p text:style-name="P3"> </text:p>
      <text:p text:style-name="P2">ཡང་དག་ཉིད་དུ་དཔྱད་བྱས་ན། །</text:p>
      <text:p text:style-name="P2">མངོན་རྗེས་ཚད་དང་ཚད་མིན་སོགས། །</text:p>
      <text:p text:style-name="P2">རྣམ་གཞག་ཇི་ལྟ་ཇི་ལྟ་བར། །</text:p>
      <text:p text:style-name="P2">སྤྲོས་པ་དེ་ལྟ་དེ་ལྟར་ཡང༌། ། ༥༠</text:p>
      <text:p text:style-name="P3"> </text:p>
      <text:p text:style-name="P2">ངོ་བོ་ཉིད་ཀྱིས་སྟོང་གྲུབ་པ། །</text:p>
      <text:p text:style-name="P2">དེ་ཕྱིར་སྤྲོས་པ་ཀུན་བྲལ་ཉིད། །</text:p>
      <text:p text:style-name="P2">མེ་ཡི་ཚ་བ་ཇི་བཞིན་དུ། །</text:p>
      <text:p text:style-name="P2">ཐ་སྙད་སྤྲོས་པ་ཀུན་ལ་གནས། ། ༥༡</text:p>
      <text:p text:style-name="P3"> </text:p>
      <text:p text:style-name="P2">དེས་ན་སྣང་དང་སྟོང་པ་ནི། །</text:p>
      <text:p text:style-name="P2">འབྲལ་མེད་ཆོས་ཀུན་ལ་གནས་པས། །</text:p>
      <text:p text:style-name="P2">ཐབས་དང་ཐབས་བྱུང་ཉིད་ཡིན་སླད། །</text:p>
      <text:p text:style-name="P2">གཅིག་བཀག་ཅིག་ཤོས་སྒྲུབ་མི་ནུས། ། ༥༢</text:p>
      <text:p text:style-name="P3"> </text:p>
      <text:p text:style-name="P2">ཚད་མ་ཚད་མིན་མ་དཔྱད་པར། །</text:p>
      <text:p text:style-name="P2">འཇིག་རྟེན་མཐོང་བ་ཙམ་ཞིག་གིས། །</text:p>
      <text:p text:style-name="P2">དོན་དམ་ཉིད་ལ་འཇུག་ཅེ་ན། །</text:p>
      <text:p text:style-name="P2"><text:soft-page-break/>དེ་ལྟར་བཀག་པ་མེད་མོད་ཀྱི། ། ༥༣</text:p>
      <text:p text:style-name="P3"> </text:p>
      <text:p text:style-name="P2">འདི་ལས་འདི་འབྱུང་མཐོང་བ་ནི། །</text:p>
      <text:p text:style-name="P2">འཇིག་རྟེན་པ་ཡི་མངོན་སུམ་ལ། །</text:p>
      <text:p text:style-name="P2">དེ་བརྟེན་དོན་དཔོག་རྗེས་དཔག་ཕྱིར། །</text:p>
      <text:p text:style-name="P2">མིང་མ་བཏགས་ཀྱང་དོན་མི་སྤོང༌། ། ༥༤</text:p>
      <text:p text:style-name="P3"> </text:p>
      <text:p text:style-name="P2">ཐ་སྙད་ཚད་མ་གཉིས་མེད་ན། །</text:p>
      <text:p text:style-name="P2">དག་པའི་གཟིགས་པ་རྫུན་འགྱུར་ཞིང༌། །</text:p>
      <text:p text:style-name="P2">མ་དག་མཐོང་བའི་དུང་ལ་ཡང༌། །</text:p>
      <text:p text:style-name="P2">དཀར་སེར་བདེན་རྫུན་མི་འཐད་དོ། ། ༥༥</text:p>
      <text:p text:style-name="P3"> </text:p>
      <text:p text:style-name="P2">དོན་དམ་དཔྱོད་བྱེད་གཉིས་མེད་ན། །</text:p>
      <text:p text:style-name="P2">བདེན་གཉིས་ཟུང་འཇུག་མི་ཤེས་ཤིང༌། །</text:p>
      <text:p text:style-name="P2">དོན་དམ་སྤྲོས་པའི་མཐར་ལྷུང་ལ། །</text:p>
      <text:p text:style-name="P2">དེ་ཡང་རང་གིས་རང་ཉིད་འཇིག ། ༥༦</text:p>
      <text:p text:style-name="P3"> </text:p>
      <text:p text:style-name="P2">གཞལ་བྱ་ཀུན་རྫོབ་མ་གྲུབ་ཅིང༌། ། </text:p>
      <text:p text:style-name="P2">འཇལ་བྱེད་བློ་དང་རང་རིག་ཀྱང༌། །</text:p>
      <text:p text:style-name="P2">དཔྱད་ན་མ་གྲུབ་ཆུ་ཟླ་འདྲ། །</text:p>
      <text:p text:style-name="P2">མཐར་ཐུག་བདེན་པ་དབྱེར་མེད་པའི། ། ༥༧</text:p>
      <text:p text:style-name="P3"> </text:p>
      <text:p text:style-name="P2"><text:soft-page-break/>བདེན་གཅིག་མྱང་འདས་ཡང་དག་མཐའ། །</text:p>
      <text:p text:style-name="P2">ཆོས་ཀུན་དེ་ལ་མཐར་ཐུག་ཕྱིར། །</text:p>
      <text:p text:style-name="P2">ཤེས་དང་ཤེས་བྱ་དབྱེར་མེད་སྐུ། །</text:p>
      <text:p text:style-name="P2">ཡེ་ཤེས་སྣང་བ་མཐའ་དབུས་བྲལ། ། ༥༨</text:p>
      <text:p text:style-name="P3"> </text:p>
      <text:p text:style-name="P2">དེ་ལྟར་ཟབ་ཅིང་རྒྱ་ཆེ་བའི། །</text:p>
      <text:p text:style-name="P2">ཤེས་རབ་མིག་བཟང་བགྲད་ནས་སུ། །</text:p>
      <text:p text:style-name="P2">བདེ་བར་གཤེགས་དང་དེ་ཡི་སྲས། །</text:p>
      <text:p text:style-name="P2">བློ་གྲོས་ཆེ་རྣམས་གང་ནས་ནི། ། ༥༩</text:p>
      <text:p text:style-name="P3"> </text:p>
      <text:p text:style-name="P2">གཤེགས་པའི་ལམ་བཟང་མཐོང་བྱ་སྟེ། །</text:p>
      <text:p text:style-name="P2">འདི་ན་མདོ་སྔགས་ཐེག་པའི་ཚུལ། །</text:p>
      <text:p text:style-name="P2">རྙེད་དཀའ་དུས་སུ་རྙེད་པ་ལ། །</text:p>
      <text:p text:style-name="P2">འབྲས་བུ་མེད་པར་མ་བྱེད་ཅིག ། ༦༠</text:p>
      <text:p text:style-name="P3"> </text:p>
      <text:p text:style-name="P2">འདི་ལྟར་རིགས་པ་རྣམ་བཞི་དང༌། །</text:p>
      <text:p text:style-name="P2">ལྡན་པ་བློ་གྲོས་སྣང་བ་ཅན། །</text:p>
      <text:p text:style-name="P2">གཞན་དྲིད་མི་འཇོག་རྣམ་དཔྱོད་དེས། །</text:p>
      <text:p text:style-name="P2">རྟོན་པ་བཞི་ནི་ངེས་པར་སྐྱེད། ། ༦༡</text:p>
      <text:p text:style-name="P3"> </text:p>
      <text:p text:style-name="P2">དེ་འདྲའི་བློ་དང་མི་ལྡན་ན། །</text:p>
      <text:p text:style-name="P2">མིག་མེད་དམིགས་བུར་བརྟེན་པ་བཞིན། །</text:p>
      <text:p text:style-name="P2"><text:soft-page-break/>གྲགས་ཕྱིར་ཚིག་ཕྱིར་རྟོགས་སླའི་ཕྱིར། །</text:p>
      <text:p text:style-name="P2">རྟོན་པ་བཞི་ལས་གོ་བཟློག་འགྱུར། ། ༦༢</text:p>
      <text:p text:style-name="P3"> </text:p>
      <text:p text:style-name="P2">དེས་ན་གང་ཟག་དག་ལ་ནི། །</text:p>
      <text:p text:style-name="P2">མི་རྟོན་ཆོས་ལ་རྟོན་བྱ་སྟེ། །</text:p>
      <text:p text:style-name="P2">ཡང་དག་རིགས་པས་གྲུབ་པའི་ལམ། །</text:p>
      <text:p text:style-name="P2">སྨྲས་པ་དེས་གྲོལ་སྨྲ་པོས་མིན། ། ༦༣</text:p>
      <text:p text:style-name="P3"> </text:p>
      <text:p text:style-name="P2">གང་གིས་ལེགས་པར་སྨྲས་པ་ན། །</text:p>
      <text:p text:style-name="P2">སྨྲ་པོ་ཇི་ཞིག་ལྟར་ཀྱང་རུང༌། །</text:p>
      <text:p text:style-name="P2">བདེ་གཤེགས་ཉིད་ཀྱང་འདུལ་དབང་གིས། །</text:p>
      <text:p text:style-name="P2">གཤན་པ་སོགས་སུ་སྤྲུལ་པ་བཞིན། ། ༦༤</text:p>
      <text:p text:style-name="P3"> </text:p>
      <text:p text:style-name="P2">གལ་ཏེ་ཐེག་ཆེན་དོན་སོགས་ལས། །</text:p>
      <text:p text:style-name="P2">འགལ་བར་བསྟན་ན་སྨྲ་བ་པོ། །</text:p>
      <text:p text:style-name="P2">ལྟར་སྣང་བཟང་ཡང་མི་ཕན་ཏེ། །</text:p>
      <text:p text:style-name="P2">བདུད་ཀྱིས་སྤྲུལ་པའི་སངས་རྒྱས་བཞིན། ། ༦༥</text:p>
      <text:p text:style-name="P3"> </text:p>
      <text:p text:style-name="P2">ཆོས་ལ་ཐོས་བསམ་བྱེད་པ་ནའང༌། །</text:p>
      <text:p text:style-name="P2">ཚིག་ལ་མི་རྟོན་དོན་ལ་རྟོན། །</text:p>
      <text:p text:style-name="P2">དོན་རྟོགས་ན་ནི་ཚིག་གི་ལམ། །</text:p>
      <text:p text:style-name="P2">ཇི་ལྟར་བརྗོད་ཀྱང་འགལ་བ་མེད། ། ༦༦</text:p>
      <text:p text:style-name="P3"><text:soft-page-break/> </text:p>
      <text:p text:style-name="P2">དོན་རྟོགས་སླད་དུ་བརྗོད་འདོད་ཀྱིས། །</text:p>
      <text:p text:style-name="P2">བརྡ་སྦྱར་དོན་གྱིས་དེར་གོ་ན། །</text:p>
      <text:p text:style-name="P2">ཕྱིར་ཞིང་ཚིག་གི་སྤྲོས་པ་རྣམས། །</text:p>
      <text:p text:style-name="P2">ལྷུར་ལེན་གླང་རྙེད་རྗེས་ཚོལ་མཚུངས། ། ༦༧</text:p>
      <text:p text:style-name="P3"> </text:p>
      <text:p text:style-name="P2">ཚིག་ལ་འཆེལ་ནས་ཚིག་སྤྲོས་ན། །</text:p>
      <text:p text:style-name="P2">རྣམ་རྟོག་མ་ཟད་བར་དུ་འཕེལ། །</text:p>
      <text:p text:style-name="P2">དོན་ལས་ཕྱི་ཕྱིར་གཡེལ་འགྱུར་བས། །</text:p>
      <text:p text:style-name="P2">བྱིས་པ་རང་ཉིད་ངལ་བའི་རྒྱུ། ། ༦༨</text:p>
      <text:p text:style-name="P3"> </text:p>
      <text:p text:style-name="P2">ཤིང་འོན་ཞེས་པའི་ཚིག་གཅིག་ལའང༌། །</text:p>
      <text:p text:style-name="P2">ཡུལ་སོགས་ཕྱེ་ན་ཟད་པ་མེད། །</text:p>
      <text:p text:style-name="P2">དེ་ཙམ་གྱིས་ཀྱང་དེ་གོ་ན། །</text:p>
      <text:p text:style-name="P2">སྒྲ་ཡི་དགོས་པ་དེར་ཟད་དོ། ། ༦༩</text:p>
      <text:p text:style-name="P3"> </text:p>
      <text:p text:style-name="P2">མཛུབ་མོས་ཟླ་བ་བསྟན་པ་ན། །</text:p>
      <text:p text:style-name="P2">བྱིས་པས་མཛུབ་མོ་ཉིད་ལ་ལྟ། །</text:p>
      <text:p text:style-name="P2">ཚིག་ཙམ་ལ་ཞེན་བླུན་པོ་དག །</text:p>
      <text:p text:style-name="P2">ཤེས་སྙམ་ན་ཡང་ཤེས་དུས་དཀའ། ། ༧༠</text:p>
      <text:p text:style-name="P3"> </text:p>
      <text:p text:style-name="P2">དོན་ལ་རྣམ་པར་འཇུག་པ་ན། །</text:p>
      <text:p text:style-name="P2"><text:soft-page-break/>དྲང་དོན་ངེས་དོན་ཤེས་བྱས་ནས། །</text:p>
      <text:p text:style-name="P2">དྲང་བའི་དོན་ལ་མི་རྟོན་པར། །</text:p>
      <text:p text:style-name="P2">ངེས་པའི་དོན་ལ་བརྟེན་བྱ་སྟེ། ། ༧༡</text:p>
      <text:p text:style-name="P3"> </text:p>
      <text:p text:style-name="P2">ཀུན་མཁྱེན་ཉིད་ཀྱིས་ཀུན་མཁྱེན་ནས། །</text:p>
      <text:p text:style-name="P2">གདུལ་བྱའི་ཁམས་དབང་བསམ་པ་དང༌། །</text:p>
      <text:p text:style-name="P2">མཐུན་པར་ཐེག་པའི་རིམ་པ་ནི། །</text:p>
      <text:p text:style-name="P2">སྐས་ཀྱི་གདང་བུ་བཞིན་དུ་བསྟན། ། ༧༢</text:p>
      <text:p text:style-name="P3"> </text:p>
      <text:p text:style-name="P2">དགོངས་གཞི་གང་ལ་དགོངས་ནས་སུ། །</text:p>
      <text:p text:style-name="P2">ལྡེམ་དགོངས་དགོངས་པ་བརྒྱད་ལྟ་བུ། །</text:p>
      <text:p text:style-name="P2">སྒྲ་ཇི་བཞིན་ལ་ཚད་མ་ཡིས། །</text:p>
      <text:p text:style-name="P2">གནོད་གང་དགོས་ཕྱིར་གསུངས་པ་ཡང༌། ། ༧༣</text:p>
      <text:p text:style-name="P3"> </text:p>
      <text:p text:style-name="P2">ཡོད་ཕྱིར་གྲུབ་མཐའ་བཞི་དང་ནི། །</text:p>
      <text:p text:style-name="P2">མཐར་ཕྱིན་རྡོ་རྗེ་ཐེག་པའི་བར། །</text:p>
      <text:p text:style-name="P2">འོག་མས་མ་རྟོགས་ཆ་གང་ཡིན། །</text:p>
      <text:p text:style-name="P2">གོང་མས་གསལ་བར་བྱས་པ་ཡི། ། ༧༤</text:p>
      <text:p text:style-name="P3"> </text:p>
      <text:p text:style-name="P2">ལུང་བཞིན་རིགས་པས་ཆེས་གྲུབ་པར། །</text:p>
      <text:p text:style-name="P2">མཐོང་ནས་ངེས་པའི་དོན་འཛིན་པ། །</text:p>
      <text:p text:style-name="P2">ཆུ་ལས་འོ་འབྱེད་ངང་པ་བཞིན། །</text:p>
      <text:p text:style-name="P2"><text:soft-page-break/>བློ་མཆོག་རྒྱལ་གསུང་རྒྱ་མཚོར་རོལ། ། ༧༥</text:p>
      <text:p text:style-name="P3"> </text:p>
      <text:p text:style-name="P2">ཟབ་མོ་རྡོ་རྗེའི་ཐེག་པ་ཡང༌། །</text:p>
      <text:p text:style-name="P2">མཐའ་དྲུག་ཚུལ་བཞིས་རྒྱས་བཏབ་པ། །</text:p>
      <text:p text:style-name="P2">བརྒྱུད་པའི་མན་ངག་དང་འགྲོགས་པའི། །</text:p>
      <text:p text:style-name="P2">དྲི་མེད་རིགས་པས་གཏན་ལ་ཕབ། ། ༧༦</text:p>
      <text:p text:style-name="P3"> </text:p>
      <text:p text:style-name="P2">ཆོས་ཀུན་ཡེ་ནས་དག་པ་དང༌། །</text:p>
      <text:p text:style-name="P2">མཉམ་ཉིད་ཆེན་པོ་ཟུང་འཇུག་པ། །</text:p>
      <text:p text:style-name="P2">ཡང་དག་ཚད་མ་གཉིས་ཀྱིས་ནི། །</text:p>
      <text:p text:style-name="P2">གཏན་ལ་དབབ་པའི་དོན་གང་ཡིན། ། ༧༧</text:p>
      <text:p text:style-name="P3"> </text:p>
      <text:p text:style-name="P2">ཕ་རོལ་ཕྱིན་དང་བསྐྱེད་པ་དང༌། །</text:p>
      <text:p text:style-name="P2">རྫོགས་དང་རྫོགས་པ་ཆེན་པོ་ཡི། །</text:p>
      <text:p text:style-name="P2">ཚུལ་དུ་ཚིག་སྤྱི་སྦས་མཐར་གྱི། །</text:p>
      <text:p text:style-name="P2">གནད་ལ་འགལ་མེད་འཇུག་པ་ཡིས། ། ༧༨</text:p>
      <text:p text:style-name="P3"> </text:p>
      <text:p text:style-name="P2">དོན་ལ་ངེས་པའི་གདིང་ཐོབ་པ། །</text:p>
      <text:p text:style-name="P2">བློ་ལྡན་མཆོག་དེ་རྒྱལ་བའི་སྲས། །</text:p>
      <text:p text:style-name="P2">འཛད་མེད་ཆོས་གཏེར་འཆང་བ་ཡི། །</text:p>
      <text:p text:style-name="P2">ལུང་རྟོགས་བསྟན་པའི་རྒྱལ་མཚན་ཡིན། ། ༧༩</text:p>
      <text:p text:style-name="P3"> </text:p>
      <text:p text:style-name="P2"><text:soft-page-break/>ངེས་དོན་ཉམས་སུ་ལེན་པ་ན། །</text:p>
      <text:p text:style-name="P2">སྒྲ་རྟོག་རྗེས་འབྲངས་གཟུང་འཛིན་སེམས། །</text:p>
      <text:p text:style-name="P2">རྣམ་པར་ཤེས་ལ་མི་རྟོན་པར། །</text:p>
      <text:p text:style-name="P2">གཉིས་མེད་ཡེ་ཤེས་ཉིད་ལ་རྟོན། ། ༨༠</text:p>
      <text:p text:style-name="P3"> </text:p>
      <text:p text:style-name="P2">དམིགས་པ་ཅན་གྱི་བདག་ཉིད་ནི། །</text:p>
      <text:p text:style-name="P2">བཟུང་དང་འཛིན་པའི་རང་བཞིན་སེམས། །</text:p>
      <text:p text:style-name="P2">དེ་དེས་གང་དམིགས་དེ་ལྟར་རྫུན། །</text:p>
      <text:p text:style-name="P2">ཆོས་ཉིད་དོན་ལ་དངོས་མི་རེག ། ༨༡</text:p>
      <text:p text:style-name="P3"> </text:p>
      <text:p text:style-name="P2">དངོས་པོར་དམིགས་དང་དངོས་མེད་དམིགས། །</text:p>
      <text:p text:style-name="P2">གཉིས་སུ་དམིགས་དང་གཉིས་མིན་དམིགས། །</text:p>
      <text:p text:style-name="P2">ཇི་ལྟར་དམིགས་ཀྱང་དམིགས་པ་སྟེ། །</text:p>
      <text:p text:style-name="P2">དམིགས་པས་གང་བཟུང་བདུད་ཀྱི་ནི། ། ༨༢</text:p>
      <text:p text:style-name="P3"> </text:p>
      <text:p text:style-name="P2">སྤྱོད་ཡུལ་ཡིན་ཞེས་མདོ་ལས་གསུངས། །</text:p>
      <text:p text:style-name="P2">དགག་དང་སྒྲུབ་པ་གང་གིས་ཀྱང༌། །</text:p>
      <text:p text:style-name="P2">དམིགས་པ་འཇིག་པར་མི་ནུས་ལ། །</text:p>
      <text:p text:style-name="P2">བསལ་བཞག་མེད་པར་མཐོང་ན་གྲོལ། ། ༨༣</text:p>
      <text:p text:style-name="P3"> </text:p>
      <text:p text:style-name="P2">གཟུང་དང་འཛིན་པ་ཀུན་བྲལ་ཀྱང༌། །</text:p>
      <text:p text:style-name="P2">རང་བྱུང་ཡེ་ཤེས་རང་འོད་གསལ། །</text:p>
      <text:p text:style-name="P2"><text:soft-page-break/>མཐའ་བཞིའི་སྤྲོས་པ་ཀུན་ཁེགས་པ། །</text:p>
      <text:p text:style-name="P2">འདི་ནི་ཡེ་ཤེས་མཆོག་ཏུ་གསུངས། ། ༨༤</text:p>
      <text:p text:style-name="P3"> </text:p>
      <text:p text:style-name="P2">ཉི་མའི་གཟུགས་ལ་དམུས་ལོང་བཞིན། །</text:p>
      <text:p text:style-name="P2">བྱིས་པས་དེ་སྔོན་མཐོང་མ་མྱོང༌། །</text:p>
      <text:p text:style-name="P2">ཇི་ལྟར་བསམས་ཀྱང་མི་ཤེས་པས། །</text:p>
      <text:p text:style-name="P2">བྱིས་པ་རྣམས་ནི་སྐྲག་པ་སྐྱེ། ། ༨༥</text:p>
      <text:p text:style-name="P3"> </text:p>
      <text:p text:style-name="P2">འོན་ཀྱང་ཡང་དག་ལུང་དང་ནི། །</text:p>
      <text:p text:style-name="P2">མཐའ་ཀུན་འགོག་པའི་རིགས་པ་དང༌། །</text:p>
      <text:p text:style-name="P2">བླ་མའི་མན་ངག་སྟོབས་ལས་ནི། །</text:p>
      <text:p text:style-name="P2">མིག་ཐོབ་བཞིན་དུ་རང་ལ་སྣང༌། ། ༨༦</text:p>
      <text:p text:style-name="P3"> </text:p>
      <text:p text:style-name="P2">དེ་ཚེ་དེ་བཞིན་གཤེགས་པ་ཡི། །</text:p>
      <text:p text:style-name="P2">ཆོས་ཀྱི་བདུད་རྩིའི་རོ་མྱོང་བའི། །</text:p>
      <text:p text:style-name="P2">དད་པས་དགའ་བ་རྒྱས་པའི་མིག །</text:p>
      <text:p text:style-name="P2">བདེ་གཤེགས་ཡེ་ཤེས་སྐུར་གཏོད་བྱེད། ། ༨༧</text:p>
      <text:p text:style-name="P3"> </text:p>
      <text:p text:style-name="P2">འདིར་ནི་ཆོས་རྣམས་མ་ལུས་པ། །</text:p>
      <text:p text:style-name="P2">མཉམ་པ་ཉིད་དུ་མཐར་ཕྱིན་པས། །</text:p>
      <text:p text:style-name="P2">བརྗོད་མེད་ངེས་པའི་གདིང་ཐོབ་ཀྱང༌། །</text:p>
      <text:p text:style-name="P2">འཛད་མེད་ཆོས་མཛོད་བརྗོད་ལ་མཁས། ། ༨༨</text:p>
      <text:p text:style-name="P3"><text:soft-page-break/> </text:p>
      <text:p text:style-name="P2">བདེན་གཉིས་ཚུལ་ལ་མཁས་བྱས་པས། །</text:p>
      <text:p text:style-name="P2">བདེན་གཉིས་ཟུང་འཇུག་དོན་མཐོང་ཚེ། །</text:p>
      <text:p text:style-name="P2">སྙིང་པོའི་ཕྱིར་དུ་སྤུན་སེལ་ལྟར། །</text:p>
      <text:p text:style-name="P2">ཐབས་ཀུན་དེ་ལ་གཞོལ་བར་ཤེས། ། ༨༩</text:p>
      <text:p text:style-name="P3"> </text:p>
      <text:p text:style-name="P2">དེ་ཕྱིར་བདེ་གཤེགས་ཐབས་མཁྱེན་ཅིང༌། །</text:p>
      <text:p text:style-name="P2">ཐབས་ཀུན་ཡང་དག་ལམ་མོ་ཞེས། །</text:p>
      <text:p text:style-name="P2">སྟོན་དང་དེ་ཡི་བསྟན་པ་ལ། །</text:p>
      <text:p text:style-name="P2">ཡིད་ཆེས་ལྡོག་པ་མེད་པར་སྐྱེ། ། ༩༠</text:p>
      <text:p text:style-name="P3"> </text:p>
      <text:p text:style-name="P2">མི་གནས་ཡེ་ཤེས་མཆོག་ཐོབ་པས། །</text:p>
      <text:p text:style-name="P2">སྲིད་དང་ཞི་མཐའ་ངང་གིས་གྲོལ། །</text:p>
      <text:p text:style-name="P2">རྩོལ་མེད་སྙིང་རྗེ་ཆེན་པོའི་རྒྱུན། །</text:p>
      <text:p text:style-name="P2">ཕྱོགས་དང་དུས་ཀྱི་མུ་མཐར་ཁྱབ། ། ༩༡</text:p>
      <text:p text:style-name="P3"> </text:p>
      <text:p text:style-name="P2">དེ་ལྟར་བདེན་གཉིས་ཆོས་ཀྱི་ཚུལ། །</text:p>
      <text:p text:style-name="P2">གཏན་འབེབས་རིགས་པ་བཞིས་བསམས་པའི། །</text:p>
      <text:p text:style-name="P2">བྱེད་ལས་རྟོན་པ་རྣམ་བཞི་དང༌། །</text:p>
      <text:p text:style-name="P2">ལྡན་པའི་རྒྱུ་མཆོག་དྲི་མེད་ལས། ། ༩༢</text:p>
      <text:p text:style-name="P3"> </text:p>
      <text:p text:style-name="P2">འབྲས་བུ་ཟབ་མོའི་ཡེ་ཤེས་ཀྱི། །</text:p>
      <text:p text:style-name="P2"><text:soft-page-break/>སྣང་བ་རྣམ་པར་རྒྱས་པ་ན། །</text:p>
      <text:p text:style-name="P2">རིག་པའི་དབྱིངས་སུ་རྒྱས་བཏབ་པའི། །</text:p>
      <text:p text:style-name="P2">སྤོབས་པའི་གཏེར་ཆེན་བརྒྱད་གྲོལ་ཏེ། ། ༩༣</text:p>
      <text:p text:style-name="P3"> </text:p>
      <text:p text:style-name="P2">སྔོན་ཆད་ཐོས་དང་བསམས་པའི་གཞུང༌། །</text:p>
      <text:p text:style-name="P2">བརྗེད་པ་མེད་པ་དྲན་པའི་གཏེར། །</text:p>
      <text:p text:style-name="P2">དེ་དེའི་ཟབ་དང་རྒྱ་ཆེའི་དོན། །</text:p>
      <text:p text:style-name="P2">རབ་ཏུ་འབྱེད་པ་བློ་གྲོས་གཏེར། ། ༩༤</text:p>
      <text:p text:style-name="P3"> </text:p>
      <text:p text:style-name="P2">མདོ་དང་རྒྱུད་སྡེའི་དོན་མཐའ་དག །</text:p>
      <text:p text:style-name="P2">ཁོང་དུ་ཆུད་པ་རྟོགས་པའི་གཏེར། །</text:p>
      <text:p text:style-name="P2">ཐོས་པའི་རྣམ་པ་མ་ལུས་པ། །</text:p>
      <text:p text:style-name="P2">ནམ་ཡང་མི་བརྗེད་གཟུངས་ཀྱི་གཏེར། ། ༩༥</text:p>
      <text:p text:style-name="P3"> </text:p>
      <text:p text:style-name="P2">ལེགས་པར་བཤད་པས་འགྲོ་བ་ཀུན། །</text:p>
      <text:p text:style-name="P2">ཚིམ་པར་བྱེད་པ་སྤོབས་པའི་གཏེར། །</text:p>
      <text:p text:style-name="P2">དམ་པའི་ཆོས་ཀྱི་རིན་ཆེན་མཛོད། །</text:p>
      <text:p text:style-name="P2">ཡོངས་སུ་སྲུང་བ་ཆོས་ཀྱི་གཏེར། ། ༩༦</text:p>
      <text:p text:style-name="P3"> </text:p>
      <text:p text:style-name="P2">དཀོན་མཆོག་གསུམ་གྱི་རིགས་རྒྱུན་ནི། །</text:p>
      <text:p text:style-name="P2">མི་གཅོད་བྱང་ཆུབ་སེམས་ཀྱི་གཏེར། །</text:p>
      <text:p text:style-name="P2">སྐྱེ་མེད་མཉམ་པའི་ཆོས་ཉིད་ལ། །</text:p>
      <text:p text:style-name="P2"><text:soft-page-break/>བཟོད་པ་ཐོབ་པ་སྒྲུབ་པའི་གཏེར། ། ༩༧</text:p>
      <text:p text:style-name="P3"> </text:p>
      <text:p text:style-name="P2">དེ་ལྟར་མི་འབྲལ་མི་ཟད་པའི། །</text:p>
      <text:p text:style-name="P2">གཏེར་ཆེན་བརྒྱད་ལ་དབང་འབྱོར་གང༌། །</text:p>
      <text:p text:style-name="P2">སྲས་བཅས་རྒྱལ་བས་བསྔགས་བཞིན་དུ། །</text:p>
      <text:p text:style-name="P2">འཇིག་རྟེན་གསུམ་གྱི་མགོན་པོར་འགྱུར། ། ༩༨</text:p>
      <text:p text:style-name="P3"> </text:p>
      <text:p text:style-name="P2">ཚད་མར་གྱུར་པ་རྒྱལ་བའི་གསུང༌། །</text:p>
      <text:p text:style-name="P2">ཚད་མ་དག་གིས་གྲུབ་པས་ན། །</text:p>
      <text:p text:style-name="P2">ཚད་མའི་ལམ་ནས་ངེས་བསྐྱེད་པས། ། </text:p>
      <text:p text:style-name="P2">ཚད་མའི་གསུང་གི་བདེན་འབྲས་མཐོང༌། ། ༩༩</text:p>
      <text:p text:style-name="P3"> </text:p>
      <text:p text:style-name="P2">གཟིགས་པ་ཤིན་ཏུ་རྣམ་དག་ཅིང༌། །</text:p>
      <text:p text:style-name="P2">ཐུགས་རྗེ་ཆེན་པོའི་མཐར་སོན་པ། །</text:p>
      <text:p text:style-name="P2">བདེ་བར་གཤེགས་པས་ལམ་བསྟན་ནས། །</text:p>
      <text:p text:style-name="P2">བདག་གིས་གང་བརྙེས་བདུད་རྩིའི་རོ། ། ༡༠༠</text:p>
      <text:p text:style-name="P3"> </text:p>
      <text:p text:style-name="P2">འདི་དག་རིགས་པ་བཞི་དང་ནི། །</text:p>
      <text:p text:style-name="P2">རྟོན་བཞིའི་སྒོ་ནས་མྱོངས་ཤིག་ཅེས། །</text:p>
      <text:p text:style-name="P2">བདུད་རྩིའི་བགོ་བཤའ་འདིར་མཛད་ཀྱང༌། །</text:p>
      <text:p text:style-name="P2">སྙིགས་མའི་དབང་གིས་དེང་སང་ནི། ། ༡༠༡</text:p>
      <text:p text:style-name="P3"> </text:p>
      <text:p text:style-name="P2"><text:soft-page-break/>དེ་ལས་བཟློག་པའི་ཚུལ་གྱིས་ནི། །</text:p>
      <text:p text:style-name="P2">བསྟན་པའི་རོ་མཆོག་མྱོང་དཀའ་བར། །</text:p>
      <text:p text:style-name="P2">མཐོང་ནས་ལྷག་པའི་བསམ་པ་དང༌། །</text:p>
      <text:p text:style-name="P2">བསྟན་ལ་མཆོག་ཏུ་གུས་པའི་བློས། ། ༡༠༢</text:p>
      <text:p text:style-name="P3"> </text:p>
      <text:p text:style-name="P2">འདི་ལྟར་བསམ་པ་ལས་བྱུང་བའི། །</text:p>
      <text:p text:style-name="P2">ཤེས་རབ་དྲི་མེད་སྐྱེད་པའི་ཚུལ། །</text:p>
      <text:p text:style-name="P2">ཅུང་ཟད་བརྗོད་པའི་དགེ་བ་ཡིས། །</text:p>
      <text:p text:style-name="P2">འགྲོ་ཀུན་འཇམ་དཔལ་ཉིད་གྱུར་ཅིག ། ༡༠༣</text:p>
      <text:p text:style-name="P3"> </text:p>
      <text:p text:style-name="P2">འཇམ་དཔལ་སྨྲ་བའི་ཉི་མར་མངོན་ཕྱོགས་པའི། །</text:p>
      <text:p text:style-name="P2">སྙིང་གི་ཆུ་སྐྱེས་དད་པས་བཞད་པ་ན། །</text:p>
      <text:p text:style-name="P2">ལེགས་བཤད་སྦྲང་རྩིའི་རྡུལ་དམར་ཕྱུང་བ་འདིས། །</text:p>
      <text:p text:style-name="P2">སྐལ་བཟང་བུང་བའི་དགའ་སྟོན་འཕེལ་གྱུར་ཅིག ། ༡༠༤</text:p>
      <text:p text:style-name="P4"> </text:p>
      <text:p text:style-name="P5">ཅེས་པ་འདི་ནི་སྔ་ནས་བྲི་འདུན་ཡོད་པ་བཞིན། ཉེ་ཆར་མཁས་པ་ལྷག་བསམ་རྒྱལ་མཚན་གྱིས་བསྐུལ་ནས་ས་སྐྱོང་གི་ལོ་ཧོར་ཟླ་གསུམ་པའི་ཉེར་དགུའི་ཉིན་གཅིག་ལ་འཇམ་དཔལ་དགྱེས་པས་བྲིས་པ་མངྒ་ལཾ།། ཤློ་ཀ་བརྒྱ་དང་བཞི་ཡོད་དོ།། །།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Kailasa" svg:font-family="Kailasa, DDCUchen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 Sokhatsky</meta:initial-creator>
    <meta:creation-date>2012-05-13T13:49:15</meta:creation-date>
    <dc:date>2012-05-13T13:49:49</dc:date>
    <dc:creator>Maxim Sokhatsky</dc:creator>
    <meta:editing-duration>P0D</meta:editing-duration>
    <meta:editing-cycles>1</meta:editing-cycles>
    <meta:document-statistic meta:table-count="0" meta:image-count="0" meta:object-count="0" meta:page-count="24" meta:paragraph-count="522" meta:word-count="943" meta:character-count="10175" meta:non-whitespace-character-count="9544"/>
    <meta:generator>LibreOffice/3.5$Linux_X86_64 LibreOffice_project/350m1$Build-2</meta:generator>
  </office:meta>
</office:document-meta>
</file>